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2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2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2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0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1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1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0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2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1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22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14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0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0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2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24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2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2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3905" calcext:value-type="float">
            <text:p>20.6503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6344" calcext:value-type="float">
            <text:p>20.7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60356129032" calcext:value-type="float">
            <text:p>20.7360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0802" calcext:value-type="float">
            <text:p>20.64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87752" calcext:value-type="float">
            <text:p>20.5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51741935484" calcext:value-type="float">
            <text:p>20.505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0076" calcext:value-type="float">
            <text:p>20.42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2183225806" calcext:value-type="float">
            <text:p>20.3912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99008" calcext:value-type="float">
            <text:p>20.38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83321290323" calcext:value-type="float">
            <text:p>20.4783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9986206897" calcext:value-type="float">
            <text:p>20.4709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33581935484" calcext:value-type="float">
            <text:p>20.4533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21378064516" calcext:value-type="float">
            <text:p>20.4721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58264" calcext:value-type="float">
            <text:p>20.50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0488" calcext:value-type="float">
            <text:p>20.5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13964" calcext:value-type="float">
            <text:p>20.621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5233548387" calcext:value-type="float">
            <text:p>20.6195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4823225806" calcext:value-type="float">
            <text:p>20.5984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44368" calcext:value-type="float">
            <text:p>20.6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5336774194" calcext:value-type="float">
            <text:p>20.6775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06883870968" calcext:value-type="float">
            <text:p>20.8706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6337142857" calcext:value-type="float">
            <text:p>20.8546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04830967742" calcext:value-type="float">
            <text:p>20.8504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1863225806" calcext:value-type="float">
            <text:p>20.8971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6766896552" calcext:value-type="float">
            <text:p>20.89067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44910967742" calcext:value-type="float">
            <text:p>20.9144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56884" calcext:value-type="float">
            <text:p>20.925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47687741935" calcext:value-type="float">
            <text:p>20.8747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22529032258" calcext:value-type="float">
            <text:p>20.852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8336" calcext:value-type="float">
            <text:p>20.84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4206451613" calcext:value-type="float">
            <text:p>20.842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73572" calcext:value-type="float">
            <text:p>20.917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05870967742" calcext:value-type="float">
            <text:p>20.920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79291428571" calcext:value-type="float">
            <text:p>20.8779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14952258065" calcext:value-type="float">
            <text:p>20.8614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39232" calcext:value-type="float">
            <text:p>20.87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7492" calcext:value-type="float">
            <text:p>20.82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05814193548" calcext:value-type="float">
            <text:p>20.8505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29224" calcext:value-type="float">
            <text:p>20.89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27907096774" calcext:value-type="float">
            <text:p>20.9027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7063225806" calcext:value-type="float">
            <text:p>20.8667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7664" calcext:value-type="float">
            <text:p>20.78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0123870968" calcext:value-type="float">
            <text:p>20.7960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3032" calcext:value-type="float">
            <text:p>20.86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1770322581" calcext:value-type="float">
            <text:p>20.9211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1468571429" calcext:value-type="float">
            <text:p>20.87814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59775483871" calcext:value-type="float">
            <text:p>20.8859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6012903226" calcext:value-type="float">
            <text:p>21.095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232" calcext:value-type="float">
            <text:p>21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32269677419" calcext:value-type="float">
            <text:p>21.1732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9976" calcext:value-type="float">
            <text:p>21.26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05922580645" calcext:value-type="float">
            <text:p>21.330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01006451613" calcext:value-type="float">
            <text:p>21.330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95408" calcext:value-type="float">
            <text:p>21.31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35708387097" calcext:value-type="float">
            <text:p>21.3435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6664" calcext:value-type="float">
            <text:p>21.3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6072" calcext:value-type="float">
            <text:p>21.39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0766896552" calcext:value-type="float">
            <text:p>21.42407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8286451613" calcext:value-type="float">
            <text:p>21.4398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95855483871" calcext:value-type="float">
            <text:p>21.559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78" calcext:value-type="float">
            <text:p>21.6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39001290323" calcext:value-type="float">
            <text:p>21.5939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90856" calcext:value-type="float">
            <text:p>21.58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45568" calcext:value-type="float">
            <text:p>21.5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09736774194" calcext:value-type="float">
            <text:p>21.5309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7304" calcext:value-type="float">
            <text:p>21.51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52709677419" calcext:value-type="float">
            <text:p>21.525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7416" calcext:value-type="float">
            <text:p>21.50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82322580645" calcext:value-type="float">
            <text:p>21.498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0477142857" calcext:value-type="float">
            <text:p>21.50004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32207741935" calcext:value-type="float">
            <text:p>21.44322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51901935484" calcext:value-type="float">
            <text:p>21.3951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37952" calcext:value-type="float">
            <text:p>21.37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86055483871" calcext:value-type="float">
            <text:p>21.3386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79148571429" calcext:value-type="float">
            <text:p>21.3079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38601290323" calcext:value-type="float">
            <text:p>21.2738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79318709677" calcext:value-type="float">
            <text:p>21.2579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7524" calcext:value-type="float">
            <text:p>21.33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55254193548" calcext:value-type="float">
            <text:p>21.5455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4286451613" calcext:value-type="float">
            <text:p>21.6684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44467142857" calcext:value-type="float">
            <text:p>21.644446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28647741936" calcext:value-type="float">
            <text:p>21.6428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45997419355" calcext:value-type="float">
            <text:p>21.7345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79728" calcext:value-type="float">
            <text:p>21.72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1524" calcext:value-type="float">
            <text:p>21.717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8896" calcext:value-type="float">
            <text:p>21.67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1701935484" calcext:value-type="float">
            <text:p>21.6161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01927741936" calcext:value-type="float">
            <text:p>21.6001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3964" calcext:value-type="float">
            <text:p>21.63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30989677419" calcext:value-type="float">
            <text:p>21.6730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46708" calcext:value-type="float">
            <text:p>21.724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09299354839" calcext:value-type="float">
            <text:p>21.7709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71682857143" calcext:value-type="float">
            <text:p>21.75716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4869677419" calcext:value-type="float">
            <text:p>21.7294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7282580645" calcext:value-type="float">
            <text:p>21.6567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0834482759" calcext:value-type="float">
            <text:p>21.6620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9122580645" calcext:value-type="float">
            <text:p>21.604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7328" calcext:value-type="float">
            <text:p>21.58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8296774194" calcext:value-type="float">
            <text:p>21.521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1530322581" calcext:value-type="float">
            <text:p>21.4911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03736" calcext:value-type="float">
            <text:p>21.4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126" calcext:value-type="float">
            <text:p>21.51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16664" calcext:value-type="float">
            <text:p>21.51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70812903226" calcext:value-type="float">
            <text:p>21.507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7714482759" calcext:value-type="float">
            <text:p>21.45177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8255483871" calcext:value-type="float">
            <text:p>21.438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44116363636" calcext:value-type="float">
            <text:p>21.30441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6194285714" calcext:value-type="float">
            <text:p>21.28461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7601818182" calcext:value-type="float">
            <text:p>20.69876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9132" calcext:value-type="float">
            <text:p>21.24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3506" calcext:value-type="float">
            <text:p>21.193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1502" calcext:value-type="float">
            <text:p>21.161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25232" calcext:value-type="float">
            <text:p>21.10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3996" calcext:value-type="float">
            <text:p>21.30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8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3996" calcext:value-type="float">
            <text:p>21.30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84" meta:object-count="0"/>
    <meta:user-defined meta:name="AppVersion">3.0</meta:user-defined>
  </office:meta>
</office:document-meta>
</file>